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177628" officeooo:paragraph-rsid="00177628" style:font-weight-asian="bold" style:font-weight-complex="bold"/>
    </style:style>
    <style:style style:name="P2" style:family="paragraph" style:parent-style-name="Standard">
      <style:text-properties fo:font-weight="normal" officeooo:rsid="00177628" officeooo:paragraph-rsid="00177628" style:font-weight-asian="normal" style:font-weight-complex="normal"/>
    </style:style>
    <style:style style:name="P3" style:family="paragraph" style:parent-style-name="Standard">
      <style:text-properties fo:font-weight="normal" officeooo:rsid="00177628" officeooo:paragraph-rsid="001de5a4" style:font-weight-asian="normal" style:font-weight-complex="normal"/>
    </style:style>
    <style:style style:name="P4" style:family="paragraph" style:parent-style-name="Standard">
      <style:text-properties fo:font-weight="normal" officeooo:rsid="00177628" officeooo:paragraph-rsid="00209ff0" style:font-weight-asian="normal" style:font-weight-complex="normal"/>
    </style:style>
    <style:style style:name="P5" style:family="paragraph" style:parent-style-name="Standard">
      <style:text-properties fo:font-weight="normal" officeooo:rsid="0018fd45" officeooo:paragraph-rsid="0018fd45" style:font-weight-asian="normal" style:font-weight-complex="normal"/>
    </style:style>
    <style:style style:name="P6" style:family="paragraph" style:parent-style-name="Standard">
      <style:text-properties fo:font-weight="normal" officeooo:rsid="0018fd45" officeooo:paragraph-rsid="00209ff0" style:font-weight-asian="normal" style:font-weight-complex="normal"/>
    </style:style>
    <style:style style:name="P7" style:family="paragraph" style:parent-style-name="Standard">
      <style:text-properties fo:font-weight="normal" officeooo:rsid="001cf8cc" officeooo:paragraph-rsid="001cf8cc" style:font-weight-asian="normal" style:font-weight-complex="normal"/>
    </style:style>
    <style:style style:name="P8" style:family="paragraph" style:parent-style-name="Standard">
      <style:text-properties fo:font-weight="normal" officeooo:rsid="001cf8cc" officeooo:paragraph-rsid="00209ff0" style:font-weight-asian="normal" style:font-weight-complex="normal"/>
    </style:style>
    <style:style style:name="P9" style:family="paragraph" style:parent-style-name="Standard">
      <style:text-properties fo:font-weight="normal" officeooo:rsid="001de5a4" officeooo:paragraph-rsid="001de5a4" style:font-weight-asian="normal" style:font-weight-complex="normal"/>
    </style:style>
    <style:style style:name="P10" style:family="paragraph" style:parent-style-name="Standard">
      <style:text-properties fo:font-weight="normal" officeooo:rsid="001e142c" officeooo:paragraph-rsid="001e142c" style:font-weight-asian="normal" style:font-weight-complex="normal"/>
    </style:style>
    <style:style style:name="P11" style:family="paragraph" style:parent-style-name="Standard">
      <style:text-properties fo:font-weight="normal" officeooo:rsid="001e142c" officeooo:paragraph-rsid="001eb106" style:font-weight-asian="normal" style:font-weight-complex="normal"/>
    </style:style>
    <style:style style:name="P12" style:family="paragraph" style:parent-style-name="Standard">
      <style:text-properties fo:font-weight="normal" officeooo:rsid="001e142c" officeooo:paragraph-rsid="0022553a" style:font-weight-asian="normal" style:font-weight-complex="normal"/>
    </style:style>
    <style:style style:name="P13" style:family="paragraph" style:parent-style-name="Standard">
      <style:text-properties fo:font-weight="normal" officeooo:rsid="001eb106" officeooo:paragraph-rsid="001eb106" style:font-weight-asian="normal" style:font-weight-complex="normal"/>
    </style:style>
    <style:style style:name="P14" style:family="paragraph" style:parent-style-name="Standard">
      <style:text-properties fo:font-weight="normal" officeooo:rsid="001eb106" officeooo:paragraph-rsid="0022553a" style:font-weight-asian="normal" style:font-weight-complex="normal"/>
    </style:style>
    <style:style style:name="P15" style:family="paragraph" style:parent-style-name="Standard">
      <style:text-properties fo:font-weight="normal" officeooo:rsid="001fa469" officeooo:paragraph-rsid="001fa469" style:font-weight-asian="normal" style:font-weight-complex="normal"/>
    </style:style>
    <style:style style:name="P16" style:family="paragraph" style:parent-style-name="Standard">
      <style:text-properties fo:font-weight="normal" officeooo:rsid="001fa469" officeooo:paragraph-rsid="00209ff0" style:font-weight-asian="normal" style:font-weight-complex="normal"/>
    </style:style>
    <style:style style:name="P17" style:family="paragraph" style:parent-style-name="Standard">
      <style:text-properties officeooo:paragraph-rsid="001cf8cc"/>
    </style:style>
    <style:style style:name="P18" style:family="paragraph" style:parent-style-name="Standard">
      <style:text-properties officeooo:rsid="001de5a4" officeooo:paragraph-rsid="001de5a4"/>
    </style:style>
    <style:style style:name="P19" style:family="paragraph" style:parent-style-name="Standard">
      <style:text-properties officeooo:paragraph-rsid="002111b7"/>
    </style:style>
    <style:style style:name="P20" style:family="paragraph" style:parent-style-name="Standard">
      <style:text-properties officeooo:rsid="002111b7" officeooo:paragraph-rsid="002111b7"/>
    </style:style>
    <style:style style:name="P21" style:family="paragraph" style:parent-style-name="Standard">
      <style:text-properties officeooo:rsid="0022553a" officeooo:paragraph-rsid="0022553a"/>
    </style:style>
    <style:style style:name="P22" style:family="paragraph" style:parent-style-name="Standard">
      <style:text-properties fo:font-weight="normal" officeooo:rsid="001cf8cc" officeooo:paragraph-rsid="00209ff0" style:font-weight-asian="normal" style:font-weight-complex="normal"/>
    </style:style>
    <style:style style:name="P23" style:family="paragraph" style:parent-style-name="Standard">
      <style:text-properties fo:font-weight="normal" officeooo:rsid="00209ff0" officeooo:paragraph-rsid="002111b7" style:font-weight-asian="normal" style:font-weight-complex="normal"/>
    </style:style>
    <style:style style:name="P24" style:family="paragraph" style:parent-style-name="Standard">
      <style:text-properties fo:font-weight="normal" officeooo:rsid="001eb106" officeooo:paragraph-rsid="0022553a" style:font-weight-asian="normal" style:font-weight-complex="normal"/>
    </style:style>
    <style:style style:name="P25" style:family="paragraph" style:parent-style-name="Standard">
      <style:text-properties fo:font-weight="normal" officeooo:rsid="001eb106" officeooo:paragraph-rsid="0022d6bc" style:font-weight-asian="normal" style:font-weight-complex="normal"/>
    </style:style>
    <style:style style:name="P26" style:family="paragraph" style:parent-style-name="Standard">
      <style:text-properties fo:font-weight="normal" officeooo:rsid="001eb106" officeooo:paragraph-rsid="002322e1" style:font-weight-asian="normal" style:font-weight-complex="normal"/>
    </style:style>
    <style:style style:name="P27" style:family="paragraph" style:parent-style-name="Standard">
      <style:text-properties fo:font-weight="normal" officeooo:rsid="001eb106" officeooo:paragraph-rsid="001eb106" style:font-weight-asian="normal" style:font-weight-complex="normal"/>
    </style:style>
    <style:style style:name="P28" style:family="paragraph" style:parent-style-name="Standard">
      <style:text-properties fo:font-weight="normal" officeooo:rsid="002322e1" officeooo:paragraph-rsid="002322e1" style:font-weight-asian="normal" style:font-weight-complex="normal"/>
    </style:style>
    <style:style style:name="P29" style:family="paragraph" style:parent-style-name="Standard">
      <style:text-properties fo:font-weight="normal" officeooo:rsid="001e142c" officeooo:paragraph-rsid="002322e1" style:font-weight-asian="normal" style:font-weight-complex="normal"/>
    </style:style>
    <style:style style:name="P30" style:family="paragraph" style:parent-style-name="Standard">
      <style:text-properties fo:font-weight="normal" officeooo:rsid="00248521" officeooo:paragraph-rsid="00248521" style:font-weight-asian="normal" style:font-weight-complex="normal"/>
    </style:style>
    <style:style style:name="P31" style:family="paragraph" style:parent-style-name="Standard">
      <style:text-properties fo:font-weight="normal" officeooo:rsid="00291741" officeooo:paragraph-rsid="00291741" style:font-weight-asian="normal" style:font-weight-complex="normal"/>
    </style:style>
    <style:style style:name="P32" style:family="paragraph" style:parent-style-name="Standard">
      <style:text-properties fo:font-weight="normal" officeooo:rsid="002ab410" officeooo:paragraph-rsid="002ab410" style:font-weight-asian="normal" style:font-weight-complex="normal"/>
    </style:style>
    <style:style style:name="P33" style:family="paragraph" style:parent-style-name="Standard">
      <style:text-properties fo:font-weight="normal" officeooo:rsid="002ae4e6" officeooo:paragraph-rsid="002ae4e6" style:font-weight-asian="normal" style:font-weight-complex="normal"/>
    </style:style>
    <style:style style:name="P34" style:family="paragraph" style:parent-style-name="Standard">
      <style:text-properties fo:font-weight="normal" officeooo:rsid="00303679" officeooo:paragraph-rsid="00303679" style:font-weight-asian="normal" style:font-weight-complex="normal"/>
    </style:style>
    <style:style style:name="P35" style:family="paragraph" style:parent-style-name="Standard">
      <style:text-properties fo:font-weight="normal" officeooo:rsid="0032fd10" officeooo:paragraph-rsid="0032fd10" style:font-weight-asian="normal" style:font-weight-complex="normal"/>
    </style:style>
    <style:style style:name="P36" style:family="paragraph" style:parent-style-name="Standard">
      <style:text-properties fo:font-weight="normal" officeooo:rsid="0034c1e1" officeooo:paragraph-rsid="0034c1e1" style:font-weight-asian="normal" style:font-weight-complex="normal"/>
    </style:style>
    <style:style style:name="P37" style:family="paragraph" style:parent-style-name="Standard">
      <style:text-properties officeooo:rsid="0022553a" officeooo:paragraph-rsid="002322e1"/>
    </style:style>
    <style:style style:name="P38" style:family="paragraph" style:parent-style-name="Standard">
      <style:text-properties officeooo:rsid="002322e1" officeooo:paragraph-rsid="002322e1"/>
    </style:style>
    <style:style style:name="P39" style:family="paragraph" style:parent-style-name="Standard">
      <style:text-properties officeooo:rsid="002111b7" officeooo:paragraph-rsid="002111b7"/>
    </style:style>
    <style:style style:name="P40" style:family="paragraph" style:parent-style-name="Standard">
      <style:text-properties officeooo:rsid="00248521" officeooo:paragraph-rsid="00248521"/>
    </style:style>
    <style:style style:name="P41" style:family="paragraph" style:parent-style-name="Standard">
      <style:text-properties officeooo:rsid="00263150" officeooo:paragraph-rsid="00263150"/>
    </style:style>
    <style:style style:name="P42" style:family="paragraph" style:parent-style-name="Standard">
      <style:text-properties fo:font-weight="bold" officeooo:rsid="00263150" officeooo:paragraph-rsid="00263150" style:font-weight-asian="bold" style:font-weight-complex="bold"/>
    </style:style>
    <style:style style:name="P43" style:family="paragraph" style:parent-style-name="Standard">
      <style:text-properties fo:font-weight="bold" officeooo:rsid="002769f8" officeooo:paragraph-rsid="002769f8" style:font-weight-asian="bold" style:font-weight-complex="bold"/>
    </style:style>
    <style:style style:name="P44" style:family="paragraph" style:parent-style-name="Standard">
      <style:text-properties fo:font-weight="bold" officeooo:rsid="002e512a" officeooo:paragraph-rsid="002e512a" style:font-weight-asian="bold" style:font-weight-complex="bold"/>
    </style:style>
    <style:style style:name="T1" style:family="text">
      <style:text-properties officeooo:rsid="001cf8cc"/>
    </style:style>
    <style:style style:name="T2" style:family="text">
      <style:text-properties fo:font-weight="normal" style:font-weight-asian="normal" style:font-weight-complex="normal"/>
    </style:style>
    <style:style style:name="T3" style:family="text">
      <style:text-properties fo:font-weight="normal" officeooo:rsid="001e142c" style:font-weight-asian="normal" style:font-weight-complex="normal"/>
    </style:style>
    <style:style style:name="T4" style:family="text">
      <style:text-properties fo:font-weight="normal" officeooo:rsid="001eb106" style:font-weight-asian="normal" style:font-weight-complex="normal"/>
    </style:style>
    <style:style style:name="T5" style:family="text">
      <style:text-properties fo:font-weight="normal" officeooo:rsid="002111b7" style:font-weight-asian="normal" style:font-weight-complex="normal"/>
    </style:style>
    <style:style style:name="T6" style:family="text">
      <style:text-properties fo:font-weight="normal" officeooo:rsid="0022d6bc" style:font-weight-asian="normal" style:font-weight-complex="normal"/>
    </style:style>
    <style:style style:name="T7" style:family="text">
      <style:text-properties fo:font-weight="normal" officeooo:rsid="002322e1" style:font-weight-asian="normal" style:font-weight-complex="normal"/>
    </style:style>
    <style:style style:name="T8" style:family="text">
      <style:text-properties officeooo:rsid="001de5a4"/>
    </style:style>
    <style:style style:name="T9" style:family="text">
      <style:text-properties officeooo:rsid="001e142c"/>
    </style:style>
    <style:style style:name="T10" style:family="text">
      <style:text-properties officeooo:rsid="001eb106"/>
    </style:style>
    <style:style style:name="T11" style:family="text">
      <style:text-properties officeooo:rsid="001f28f6"/>
    </style:style>
    <style:style style:name="T12" style:family="text">
      <style:text-properties officeooo:rsid="002111b7"/>
    </style:style>
    <style:style style:name="T13" style:family="text">
      <style:text-properties officeooo:rsid="0022553a"/>
    </style:style>
    <style:style style:name="T14" style:family="text">
      <style:text-properties officeooo:rsid="0022d6bc"/>
    </style:style>
    <style:style style:name="T15" style:family="text">
      <style:text-properties officeooo:rsid="002322e1"/>
    </style:style>
    <style:style style:name="T16" style:family="text">
      <style:text-properties officeooo:rsid="00248521"/>
    </style:style>
    <style:style style:name="T17" style:family="text">
      <style:text-properties officeooo:rsid="002ab410"/>
    </style:style>
    <style:style style:name="T18" style:family="text">
      <style:text-properties officeooo:rsid="002ae4e6"/>
    </style:style>
    <style:style style:name="T19" style:family="text">
      <style:text-properties officeooo:rsid="00340ccd"/>
    </style:style>
    <style:style style:name="T20" style:family="text">
      <style:text-properties officeooo:rsid="0035e0f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sk part 2</text:p>
      <text:p text:style-name="P1"/>
      <text:p text:style-name="P1">5.</text:p>
      <text:p text:style-name="P4">a) <text:s/></text:p>
      <text:p text:style-name="P4">With no observation probability is 0.02578, with icyweather we have a probability of meltdown of 0.03472</text:p>
      <text:p text:style-name="P2"/>
      <text:p text:style-name="P2">b) </text:p>
      <text:p text:style-name="P2">P(Meltdown | pumpfailurewarning, waterLeakWarning) = <text:s/>0.14535. </text:p>
      <text:p text:style-name="P2">P(Meltdown | pumpfailure, waterleak) = 0.20000<text:tab/></text:p>
      <text:p text:style-name="P2">The difference is that when there is actual <text:span text:style-name="T1">water leak</text:span> och <text:span text:style-name="T1">pump failure</text:span> the risk increases. While its a warning it <text:span text:style-name="T1">doesn’t</text:span> necessarily mean that there is a meltdown hence the probability is lower.</text:p>
      <text:p text:style-name="P2"/>
      <text:p text:style-name="P6">c)</text:p>
      <text:p text:style-name="P6">When there is very hard for a conditional probability to actually occur in the real world it is hard to get goo<text:span text:style-name="T1">d</text:span> estimation or in cases where the dependencies between to events are very vague. For example P(Meltdown | <text:span text:style-name="T1">waterleak</text:span>), <text:span text:style-name="T1">we don’t want to create a water leak to see whether a meltdown occurs or not in the real world.</text:span></text:p>
      <text:p text:style-name="P5"/>
      <text:p text:style-name="P6">d)</text:p>
      <text:p text:style-name="P6">If we change it to Temperature we can either have a set of different weathers like warm, cold, icy. Another way to do it is to have continuous temperature like 14.4 <text:span text:style-name="T1">Celsius</text:span> degrees etc. For the alternative with three different weathers (warm, cold, icy) we will get a bigger probability table with a size of 3x2 compare to now where we have a 2x2. For the continuous alternative we can't have a probability table since we cant plot all possible values. We could use a function to calculate probability here.</text:p>
      <text:p text:style-name="P5"/>
      <text:p text:style-name="P5">6.</text:p>
      <text:p text:style-name="P5"/>
      <text:p text:style-name="P6">a) </text:p>
      <text:p text:style-name="P8">The probability table represents the different probabilites for a node to happen or not to happen. This can be affected by the parents observation of course. So looking at the meltdown we see all probabilites of it to happen which is also based on weather there is a pump failure and/or a water leak. </text:p>
      <text:p text:style-name="P5"/>
      <text:p text:style-name="P8">b) </text:p>
      <text:p text:style-name="P8">The joint distribution is all the joint probabilites over the complete graph, all variables and combinations included. <text:span text:style-name="T8">The chain rule gives us </text:span></text:p>
      <text:p text:style-name="P7"/>
      <text:p text:style-name="P17">P(Meltdown=F, PumpFailureWarning=F, PumpFailure=F, WaterLeakWar<text:span text:style-name="T10">n</text:span>ing=F, WaterLeak=F, IcyWeather=F) <text:s text:c="2"/><text:span text:style-name="T8">= </text:span></text:p>
      <text:p text:style-name="P17"/>
      <text:p text:style-name="P18">P(Meltdown | <text:s/>PumpFailureWarning, PumpFailure, WaterLeakWar<text:span text:style-name="T10">n</text:span>ing, WaterLeak, IcyWeather) * </text:p>
      <text:p text:style-name="P18">P(PumpFailureWarning | <text:s/>PumpFailure, WaterLeakWar<text:span text:style-name="T10">n</text:span>ing, WaterLeak, IcyWeather) * </text:p>
      <text:p text:style-name="P9">P(PumpFailure | WaterLeakWar<text:span text:style-name="T10">n</text:span>ing, WaterLeak, IcyWeather) * </text:p>
      <text:p text:style-name="P9">P( WaterLeakWar<text:span text:style-name="T10">n</text:span>ing | WaterLeak, IcyWeather) * </text:p>
      <text:p text:style-name="P3"><text:span text:style-name="T8">P( WaterLeak | IcyWeather) * <text:s/>P(IcyWeather)</text:span> </text:p>
      <text:p text:style-name="P3"/>
      <text:p text:style-name="P10"/>
      <text:p text:style-name="P10"/>
      <text:p text:style-name="P10"/>
      <text:p text:style-name="P10"/>
      <text:p text:style-name="P10"><text:soft-page-break/></text:p>
      <text:p text:style-name="P10"/>
      <text:p text:style-name="P10"/>
      <text:p text:style-name="P10"/>
      <text:p text:style-name="P10"/>
      <text:p text:style-name="P10">from the semantics of Bayersian Networks we can do the following:</text:p>
      <text:p text:style-name="P10"/>
      <text:p text:style-name="P11">P(Meltdown=F, PumpFailureWarning=F, PumpFailure=F, WaterLeakWar<text:span text:style-name="T10">n</text:span>ing=F, WaterLeak=F, IcyWeather=F) <text:s/><text:span text:style-name="T10">= </text:span></text:p>
      <text:p text:style-name="P11"/>
      <text:p text:style-name="P13">P(<text:span text:style-name="T9">Meltdown </text:span>|<text:span text:style-name="T9"> <text:s/>PumpFailure, <text:s/>WaterLeak</text:span>) * </text:p>
      <text:p text:style-name="P13">P(PumpFailureWarning<text:span text:style-name="T9"> </text:span>|<text:span text:style-name="T9"> PumpFailure</text:span>) * </text:p>
      <text:p text:style-name="P13">P( <text:span text:style-name="T9">PumpFailure</text:span>) *</text:p>
      <text:p text:style-name="P11">P(<text:span text:style-name="T10">WaterLeakWarning |</text:span> WaterLeak) <text:s/>*<text:span text:style-name="T10"> </text:span></text:p>
      <text:p text:style-name="P11">P(WaterLeak <text:span text:style-name="T10">| icyWeather</text:span>) * </text:p>
      <text:p text:style-name="P13">P(icyWeather) = 0.999 * 0.95 * 0.9 * 0.95 * 0.9 * 0.95 = <text:span text:style-name="T11">0.693</text:span></text:p>
      <text:p text:style-name="P13"/>
      <text:p text:style-name="P15">Yes it is relatively common to be in this state since there is almost a 70 % chance to be in this state.</text:p>
      <text:p text:style-name="P15"/>
      <text:p text:style-name="P16">c)</text:p>
      <text:p text:style-name="P16">P(Meltdown | PumpFailure = T , WaterLeak = T) <text:s/>= 0.2</text:p>
      <text:p text:style-name="P15"><text:s/>No, it does not matter if we know any other variable than the parents of the node we are looking at. The reason for this is because we know the parents state already. Lets say we didn't know if there were a meltdown or water leak. Changing pumpfailurewarning to T would then result in pump failure to be more likely that would in turn affect Meltdown. But since we know that there is a pump failure the warning doesn’t contribute with anything.</text:p>
      <text:p text:style-name="P13"/>
      <text:p text:style-name="P23">d)</text:p>
      <text:p text:style-name="P19"><text:span text:style-name="T5">P(Meltdown | </text:span>PumpFailureWarning=F, WaterLeak=F, WaterLeakWarning=F, <text:s/>IcyWeather=F<text:span text:style-name="T12">) =</text:span></text:p>
      <text:p text:style-name="P20">alpha * <text:span text:style-name="T2">P(Meltdown, </text:span>PumpFailureWarning, <text:s/>WaterLeak, WaterLeakWarning, <text:s/>IcyWeather) = </text:p>
      <text:p text:style-name="P20"/>
      <text:p text:style-name="P38">We calculate the probability of Meltdown being true first.</text:p>
      <text:p text:style-name="P21"><text:s/></text:p>
      <text:p text:style-name="P21">P(<text:span text:style-name="T5">Meltdown</text:span><text:span text:style-name="T6">= T</text:span><text:span text:style-name="T5"> </text:span><text:span text:style-name="T2">| <text:s/></text:span><text:span text:style-name="T3">PumpFailure </text:span><text:span text:style-name="T2">= T</text:span><text:span text:style-name="T3">, <text:s/>WaterLeak </text:span><text:span text:style-name="T6">= F</text:span><text:span text:style-name="T2">)</text:span><text:span text:style-name="T3"> * </text:span></text:p>
      <text:p text:style-name="P21"><text:span text:style-name="T4">P(PumpFailureWarning</text:span><text:span text:style-name="T3"> </text:span><text:span text:style-name="T6">= F </text:span><text:span text:style-name="T4">|</text:span><text:span text:style-name="T3"> PumpFailure </text:span><text:span text:style-name="T6">= T</text:span><text:span text:style-name="T4">) * </text:span></text:p>
      <text:p text:style-name="P21"><text:span text:style-name="T4">P(</text:span><text:span text:style-name="T3">PumpFailure </text:span><text:span text:style-name="T2">= T</text:span><text:span text:style-name="T4">) *</text:span></text:p>
      <text:p text:style-name="P14">P(WaterLeakWarning = F | WaterLeak = F) <text:s/>* </text:p>
      <text:p text:style-name="P12">P(WaterLeak <text:span text:style-name="T14">= F</text:span> <text:span text:style-name="T10">| icyWeather = F</text:span>) *</text:p>
      <text:p text:style-name="P14">P(icyWeather <text:span text:style-name="T14">= F</text:span>) </text:p>
      <text:p text:style-name="P28">+</text:p>
      <text:p text:style-name="P21">P(<text:span text:style-name="T5">Meltdown </text:span><text:span text:style-name="T6">= T</text:span><text:span text:style-name="T5"> </text:span><text:span text:style-name="T2">| <text:s/></text:span><text:span text:style-name="T3">PumpFailure </text:span><text:span text:style-name="T2">= F</text:span><text:span text:style-name="T3">, <text:s/>WaterLeak </text:span><text:span text:style-name="T6">= F</text:span><text:span text:style-name="T2">)</text:span><text:span text:style-name="T3"> * </text:span></text:p>
      <text:p text:style-name="P21"><text:span text:style-name="T4">P(PumpFailureWarning </text:span><text:span text:style-name="T6">= F</text:span><text:span text:style-name="T3"> </text:span><text:span text:style-name="T4">|</text:span><text:span text:style-name="T3"> PumpFailure </text:span><text:span text:style-name="T6">= F</text:span><text:span text:style-name="T4">) * </text:span></text:p>
      <text:p text:style-name="P21"><text:span text:style-name="T4">P(</text:span><text:span text:style-name="T3">PumpFailure </text:span><text:span text:style-name="T2">= F</text:span><text:span text:style-name="T4">) *</text:span></text:p>
      <text:p text:style-name="P25">P(WaterLeakWarning = F | WaterLeak = F) <text:s/>* </text:p>
      <text:p text:style-name="P12">P(WaterLeak <text:span text:style-name="T14">= F | icyWeather = F</text:span>) *</text:p>
      <text:p text:style-name="P14">P(icyWeather <text:span text:style-name="T14">= F</text:span>) <text:s/><text:span text:style-name="T15">= </text:span></text:p>
      <text:p text:style-name="P14"/>
      <text:p text:style-name="P28">0.15 * 0.1 * 0.1 * 0.95 * 0.9 * 0.95 + 0.001 * 0.95 * 0.9 * <text:s/>0.95 * 0.9 * 0.95 = 0.0019</text:p>
      <text:p text:style-name="P14"/>
      <text:p text:style-name="P14"/>
      <text:p text:style-name="P14"/>
      <text:p text:style-name="P14"/>
      <text:p text:style-name="P14"><text:soft-page-break/></text:p>
      <text:p text:style-name="P30">Now we calculate it for when Meltdown is false</text:p>
      <text:p text:style-name="P14"/>
      <text:p text:style-name="P37">(P(<text:span text:style-name="T5">Meltdown</text:span><text:span text:style-name="T6">= </text:span><text:span text:style-name="T7">F</text:span><text:span text:style-name="T5"> </text:span><text:span text:style-name="T2">| <text:s/></text:span><text:span text:style-name="T3">PumpFailure </text:span><text:span text:style-name="T2">= T</text:span><text:span text:style-name="T3">, <text:s/>WaterLeak </text:span><text:span text:style-name="T6">= F</text:span><text:span text:style-name="T2">)</text:span><text:span text:style-name="T3"> * </text:span></text:p>
      <text:p text:style-name="P37"><text:span text:style-name="T4">P(PumpFailureWarning</text:span><text:span text:style-name="T3"> </text:span><text:span text:style-name="T6">= F</text:span><text:span text:style-name="T4">|</text:span><text:span text:style-name="T3"> PumpFailure </text:span><text:span text:style-name="T6">= T</text:span><text:span text:style-name="T4">) * </text:span></text:p>
      <text:p text:style-name="P37"><text:span text:style-name="T4">P(</text:span><text:span text:style-name="T3">PumpFailure </text:span><text:span text:style-name="T2">= T</text:span><text:span text:style-name="T4">) *</text:span></text:p>
      <text:p text:style-name="P26">P(WaterLeakWarning = F | WaterLeak = F) <text:s/>* </text:p>
      <text:p text:style-name="P29">P(WaterLeak <text:span text:style-name="T14">= F</text:span> <text:span text:style-name="T10">| icyWeather = F</text:span>) *</text:p>
      <text:p text:style-name="P26">P(icyWeather <text:span text:style-name="T14">= F</text:span>) </text:p>
      <text:p text:style-name="P28">+</text:p>
      <text:p text:style-name="P37">P(<text:span text:style-name="T5">Meltdown </text:span><text:span text:style-name="T6">= </text:span><text:span text:style-name="T7">F</text:span><text:span text:style-name="T5"> </text:span><text:span text:style-name="T2">| <text:s/></text:span><text:span text:style-name="T3">PumpFailure </text:span><text:span text:style-name="T2">= F</text:span><text:span text:style-name="T3">, <text:s/>WaterLeak </text:span><text:span text:style-name="T6">= F</text:span><text:span text:style-name="T2">)</text:span><text:span text:style-name="T3"> * </text:span></text:p>
      <text:p text:style-name="P37"><text:span text:style-name="T4">P(PumpFailureWarning </text:span><text:span text:style-name="T6">= F</text:span><text:span text:style-name="T3"> </text:span><text:span text:style-name="T4">|</text:span><text:span text:style-name="T3"> PumpFailure </text:span><text:span text:style-name="T6">= F</text:span><text:span text:style-name="T4">) * </text:span></text:p>
      <text:p text:style-name="P37"><text:span text:style-name="T4">P(</text:span><text:span text:style-name="T3">PumpFailure </text:span><text:span text:style-name="T2">= F</text:span><text:span text:style-name="T4">) *</text:span></text:p>
      <text:p text:style-name="P26">P(WaterLeakWarning = F | WaterLeak = F) <text:s/>* </text:p>
      <text:p text:style-name="P29">P(WaterLeak <text:span text:style-name="T14">= F | icyWeather = F</text:span>) *</text:p>
      <text:p text:style-name="P26">P(icyWeather <text:span text:style-name="T14">= F</text:span>) <text:span text:style-name="T13"><text:s/>= </text:span></text:p>
      <text:p text:style-name="P26"/>
      <text:p text:style-name="P28">0.85 * 0.1 * 0.1 * 0.95 * 0.9 * 0.95 + 0.999 * 0.95 * 0.9 * <text:s/>0.95 * 0.9 * 0.95 = <text:span text:style-name="T16">0.7</text:span></text:p>
      <text:p text:style-name="P26"/>
      <text:p text:style-name="P40"/>
      <text:p text:style-name="P40">now we have that alpha * (0.0019 , 0.7) <text:s/></text:p>
      <text:p text:style-name="P40"/>
      <text:p text:style-name="P40">if we set alpha to about 1.42470 we get approximately <text:line-break/><text:line-break/>(0.00271, 0.99729) So there is about 0.271 % chance for a meltdown </text:p>
      <text:p text:style-name="P40"/>
      <text:p text:style-name="P41"/>
      <text:p text:style-name="P42">Task part 3</text:p>
      <text:p text:style-name="P34">1.</text:p>
      <text:p text:style-name="P34">we have saved the model in a txt file that is sent with the lab.</text:p>
      <text:p text:style-name="P34"/>
      <text:p text:style-name="P43">2. </text:p>
      <text:p text:style-name="P31">P(survives | <text:span text:style-name="T17">R</text:span>adio = F) <text:s/>= 0.9<text:span text:style-name="T17">8116</text:span></text:p>
      <text:p text:style-name="P31">P(survives) = 0.9<text:span text:style-name="T17">9001</text:span></text:p>
      <text:p text:style-name="P31">So the chances of surviving was decreased by 0.00<text:span text:style-name="T17">885</text:span></text:p>
      <text:p text:style-name="P31"/>
      <text:p text:style-name="P32">with the bicycle the chances of surviving is the following </text:p>
      <text:p text:style-name="P32"/>
      <text:p text:style-name="P32">P(survives) = 0.99505 so we have a increase of <text:s/>0.005<text:span text:style-name="T18">04</text:span></text:p>
      <text:p text:style-name="P31"/>
      <text:p text:style-name="P33">Exact inference is NP-hard (exponential complexity) <text:s/>and other alternatives could be approximation algorithms, topological structural constraints, restrictions on the conditional probabilities.</text:p>
      <text:p text:style-name="P13"/>
      <text:p text:style-name="P13"/>
      <text:p text:style-name="P44">Task part 4</text:p>
      <text:p text:style-name="P44"/>
      <text:p text:style-name="P35">No this is not possible in our model. The reason for this is because if we have observed that the pump is not failure but there is a <text:span text:style-name="T19">water leak.</text:span> Then Mr H.S. will make the probability for a meltdown lower since if he is not incompetent he will lower the risks of meltdown. It would not matter if we had a better pump in this situation if we have observed that the pump is not broken. </text:p>
      <text:p text:style-name="P35"/>
      <text:p text:style-name="P35"/>
      <text:p text:style-name="P35"><text:soft-page-break/></text:p>
      <text:p text:style-name="P35"/>
      <text:p text:style-name="P36">It is unrealistic to assume that the probability of a persons behaviours is the same each day. A person can change a lot. For example he can be more tired on day than another day. Something he have done in a specific day can change the <text:span text:style-name="T20">probabilities</text:span> of other things. Because of these things it is complex to model a pers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6T08:13:06.748575017</meta:creation-date>
    <dc:date>2016-09-16T15:57:28.748161906</dc:date>
    <meta:editing-duration>PT2H55M56S</meta:editing-duration>
    <meta:editing-cycles>24</meta:editing-cycles>
    <meta:generator>LibreOffice/4.4.3.2$Linux_X86_64 LibreOffice_project/40m0$Build-2</meta:generator>
    <meta:document-statistic meta:table-count="0" meta:image-count="0" meta:object-count="0" meta:page-count="4" meta:paragraph-count="84" meta:word-count="1014" meta:character-count="5819" meta:non-whitespace-character-count="4808"/>
  </office:meta>
</office:document-meta>
</file>